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size-asian="12pt"/>
    </style:style>
    <style:style style:name="P2" style:family="paragraph" style:parent-style-name="Standard">
      <style:paragraph-properties>
        <style:tab-stops>
          <style:tab-stop style:position="-0.882cm"/>
          <style:tab-stop style:position="0cm"/>
          <style:tab-stop style:position="0.423cm"/>
          <style:tab-stop style:position="1.411cm"/>
          <style:tab-stop style:position="2.399cm"/>
          <style:tab-stop style:position="3.387cm"/>
          <style:tab-stop style:position="4.374cm"/>
          <style:tab-stop style:position="5.362cm"/>
          <style:tab-stop style:position="6.35cm"/>
          <style:tab-stop style:position="7.338cm"/>
          <style:tab-stop style:position="8.326cm"/>
          <style:tab-stop style:position="9.313cm"/>
        </style:tab-stops>
      </style:paragraph-properties>
      <style:text-properties style:font-size-asian="12pt"/>
    </style:style>
    <style:style style:name="P3"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4" style:family="paragraph" style:parent-style-name="Standard">
      <style:paragraph-properties>
        <style:tab-stops>
          <style:tab-stop style:position="-0.882cm"/>
          <style:tab-stop style:position="0cm"/>
          <style:tab-stop style:position="0.728cm"/>
          <style:tab-stop style:position="1.729cm"/>
          <style:tab-stop style:position="2.729cm"/>
          <style:tab-stop style:position="3.729cm"/>
          <style:tab-stop style:position="4.729cm"/>
          <style:tab-stop style:position="5.729cm"/>
          <style:tab-stop style:position="6.729cm"/>
          <style:tab-stop style:position="7.729cm"/>
          <style:tab-stop style:position="8.729cm"/>
          <style:tab-stop style:position="9.73cm"/>
          <style:tab-stop style:position="10.73cm"/>
        </style:tab-stops>
      </style:paragraph-properties>
      <style:text-properties style:font-size-asian="12pt"/>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size-asian="12pt"/>
    </style:style>
    <style:style style:name="P6"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7"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size-asian="12pt" style:font-weight-asian="bold" style:font-weight-complex="bold"/>
    </style:style>
    <style:style style:name="P9" style:family="paragraph" style:parent-style-name="Standard">
      <style:paragraph-properties>
        <style:tab-stops>
          <style:tab-stop style:position="0.998cm"/>
          <style:tab-stop style:position="1.998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weight="bold" style:font-size-asian="12pt" style:font-weight-asian="bold" style:font-weight-complex="bold"/>
    </style:style>
    <style:style style:name="P10"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bold" style:font-size-asian="12pt" style:font-weight-asian="bold" style:font-weight-complex="bold"/>
    </style:style>
    <style:style style:name="P11"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bold" style:font-weight-asian="bold" style:font-weight-complex="bold"/>
    </style:style>
    <style:style style:name="P12"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normal" style:font-weight-complex="normal"/>
    </style:style>
    <style:style style:name="P13"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bold" style:font-weight-complex="normal"/>
    </style:style>
    <style:style style:name="P14" style:family="paragraph" style:parent-style-name="Standard">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normal" style:font-weight-complex="normal"/>
    </style:style>
    <style:style style:name="P1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paragraph-properties>
        <style:tab-stops>
          <style:tab-stop style:position="0.998cm"/>
          <style:tab-stop style:position="1.998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Standard" style:list-style-name="L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normal" style:font-weight-complex="normal"/>
    </style:style>
    <style:style style:name="P21" style:family="paragraph" style:parent-style-name="Standard" style:list-style-name="L6">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normal" style:font-weight-complex="normal"/>
    </style:style>
    <style:style style:name="P22" style:family="paragraph" style:parent-style-name="Standard" style:list-style-name="L2">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bold" style:font-weight-complex="normal"/>
    </style:style>
    <style:style style:name="P23" style:family="paragraph" style:parent-style-name="Standard" style:list-style-name="L2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bold" style:font-weight-complex="normal"/>
    </style:style>
    <style:style style:name="P24" style:family="paragraph" style:parent-style-name="Standard" style:list-style-name="L25">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size-asian="12pt" style:font-weight-asian="bold" style:font-weight-complex="normal"/>
    </style:style>
    <style:style style:name="P25" style:family="paragraph" style:parent-style-name="Standard" style:list-style-name="L1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normal" style:font-weight-complex="normal"/>
    </style:style>
    <style:style style:name="P26" style:family="paragraph" style:parent-style-name="Standard" style:list-style-name="L32">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normal" style:font-weight-complex="normal"/>
    </style:style>
    <style:style style:name="P27" style:family="paragraph" style:parent-style-name="Standard" style:list-style-name="L3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normal" style:font-weight-complex="normal"/>
    </style:style>
    <style:style style:name="P28" style:family="paragraph" style:parent-style-name="Standard" style:list-style-name="L35">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normal" style:font-weight-complex="normal"/>
    </style:style>
    <style:style style:name="P29" style:family="paragraph" style:parent-style-name="Standard" style:list-style-name="L2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normal" style:font-weight-asian="bold" style:font-weight-complex="normal"/>
    </style:style>
    <style:style style:name="P30" style:family="paragraph" style:parent-style-name="Standard" style:list-style-name="L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1" style:family="paragraph" style:parent-style-name="Standard" style:list-style-name="L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2" style:family="paragraph" style:parent-style-name="Standard" style:list-style-name="L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3" style:family="paragraph" style:parent-style-name="Standard" style:list-style-name="L7">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4" style:family="paragraph" style:parent-style-name="Standard" style:list-style-name="L8">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5" style:family="paragraph" style:parent-style-name="Standard" style:list-style-name="L9">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6" style:family="paragraph" style:parent-style-name="Standard" style:list-style-name="L1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7" style:family="paragraph" style:parent-style-name="Standard" style:list-style-name="L1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8" style:family="paragraph" style:parent-style-name="Standard" style:list-style-name="L15">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39" style:family="paragraph" style:parent-style-name="Standard" style:list-style-name="L16">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0" style:family="paragraph" style:parent-style-name="Standard" style:list-style-name="L17">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1" style:family="paragraph" style:parent-style-name="Standard" style:list-style-name="L18">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2" style:family="paragraph" style:parent-style-name="Standard" style:list-style-name="L19">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3" style:family="paragraph" style:parent-style-name="Standard" style:list-style-name="L22">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4" style:family="paragraph" style:parent-style-name="Standard" style:list-style-name="L2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5" style:family="paragraph" style:parent-style-name="Standard" style:list-style-name="L25">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6" style:family="paragraph" style:parent-style-name="Standard" style:list-style-name="L3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7" style:family="paragraph" style:parent-style-name="Standard" style:list-style-name="L3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8" style:family="paragraph" style:parent-style-name="Standard" style:list-style-name="L37">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49" style:family="paragraph" style:parent-style-name="Standard" style:list-style-name="L38">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50" style:family="paragraph" style:parent-style-name="Standard" style:list-style-name="L39">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51" style:family="paragraph" style:parent-style-name="Standard" style:list-style-name="L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2" style:family="paragraph" style:parent-style-name="Standard" style:list-style-name="L2">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3" style:family="paragraph" style:parent-style-name="Standard" style:list-style-name="L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4" style:family="paragraph" style:parent-style-name="Standard" style:list-style-name="L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5" style:family="paragraph" style:parent-style-name="Standard" style:list-style-name="L7">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6" style:family="paragraph" style:parent-style-name="Standard" style:list-style-name="L26">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fo:font-weight="normal" style:font-size-asian="12pt" style:font-style-asian="normal" style:font-weight-asian="normal" style:font-style-complex="normal" style:font-weight-complex="normal"/>
    </style:style>
    <style:style style:name="P57" style:family="paragraph" style:parent-style-name="Standard" style:list-style-name="L3">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style:font-style-asian="normal" style:font-style-complex="normal"/>
    </style:style>
    <style:style style:name="P58" style:family="paragraph" style:parent-style-name="Standard" style:list-style-name="L3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style:font-style-asian="normal" style:font-style-complex="normal"/>
    </style:style>
    <style:style style:name="P59" style:family="paragraph" style:parent-style-name="Standard" style:list-style-name="L1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normal" style:font-size-asian="12pt" style:font-style-asian="normal" style:font-style-complex="normal"/>
    </style:style>
    <style:style style:name="P60" style:family="paragraph" style:parent-style-name="Standard" style:list-style-name="L5">
      <style:paragraph-properties>
        <style:tab-stops>
          <style:tab-stop style:position="-0.882cm"/>
          <style:tab-stop style:position="0cm"/>
          <style:tab-stop style:position="0.728cm"/>
          <style:tab-stop style:position="1.729cm"/>
          <style:tab-stop style:position="2.729cm"/>
          <style:tab-stop style:position="3.729cm"/>
          <style:tab-stop style:position="4.729cm"/>
          <style:tab-stop style:position="5.729cm"/>
          <style:tab-stop style:position="6.729cm"/>
          <style:tab-stop style:position="7.729cm"/>
          <style:tab-stop style:position="8.729cm"/>
          <style:tab-stop style:position="9.73cm"/>
          <style:tab-stop style:position="10.73cm"/>
        </style:tab-stops>
      </style:paragraph-properties>
      <style:text-properties style:font-size-asian="12pt"/>
    </style:style>
    <style:style style:name="P61" style:family="paragraph" style:parent-style-name="Standard" style:list-style-name="L5">
      <style:paragraph-properties>
        <style:tab-stops>
          <style:tab-stop style:position="-0.882cm"/>
          <style:tab-stop style:position="0cm"/>
          <style:tab-stop style:position="0.459cm"/>
          <style:tab-stop style:position="1.459cm"/>
          <style:tab-stop style:position="2.459cm"/>
          <style:tab-stop style:position="3.459cm"/>
          <style:tab-stop style:position="4.459cm"/>
          <style:tab-stop style:position="5.459cm"/>
          <style:tab-stop style:position="6.459cm"/>
          <style:tab-stop style:position="7.459cm"/>
          <style:tab-stop style:position="8.46cm"/>
          <style:tab-stop style:position="9.46cm"/>
        </style:tab-stops>
      </style:paragraph-properties>
      <style:text-properties style:font-size-asian="12pt"/>
    </style:style>
    <style:style style:name="P62" style:family="paragraph" style:parent-style-name="Standard" style:list-style-name="L6">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63" style:family="paragraph" style:parent-style-name="Standard" style:list-style-name="L1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64" style:family="paragraph" style:parent-style-name="Standard" style:list-style-name="L34">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65" style:family="paragraph" style:parent-style-name="Standard" style:list-style-name="L27">
      <style:paragraph-properties>
        <style:tab-stops>
          <style:tab-stop style:position="-0.882cm"/>
          <style:tab-stop style:position="0cm"/>
          <style:tab-stop style:position="0.423cm"/>
          <style:tab-stop style:position="1.411cm"/>
          <style:tab-stop style:position="2.399cm"/>
          <style:tab-stop style:position="3.387cm"/>
          <style:tab-stop style:position="4.374cm"/>
          <style:tab-stop style:position="5.362cm"/>
          <style:tab-stop style:position="6.35cm"/>
          <style:tab-stop style:position="7.338cm"/>
          <style:tab-stop style:position="8.326cm"/>
          <style:tab-stop style:position="9.313cm"/>
        </style:tab-stops>
      </style:paragraph-properties>
      <style:text-properties style:font-size-asian="12pt"/>
    </style:style>
    <style:style style:name="P66" style:family="paragraph" style:parent-style-name="Standard" style:list-style-name="L41">
      <style:paragraph-properties>
        <style:tab-stops>
          <style:tab-stop style:position="-0.882cm"/>
          <style:tab-stop style:position="0cm"/>
          <style:tab-stop style:position="0.423cm"/>
          <style:tab-stop style:position="1.411cm"/>
          <style:tab-stop style:position="2.399cm"/>
          <style:tab-stop style:position="3.387cm"/>
          <style:tab-stop style:position="4.374cm"/>
          <style:tab-stop style:position="5.362cm"/>
          <style:tab-stop style:position="6.35cm"/>
          <style:tab-stop style:position="7.338cm"/>
          <style:tab-stop style:position="8.326cm"/>
          <style:tab-stop style:position="9.313cm"/>
        </style:tab-stops>
      </style:paragraph-properties>
      <style:text-properties style:font-size-asian="12pt"/>
    </style:style>
    <style:style style:name="P67" style:family="paragraph" style:parent-style-name="Standard" style:list-style-name="L29">
      <style:paragraph-properties>
        <style:tab-stops>
          <style:tab-stop style:position="0.998cm"/>
          <style:tab-stop style:position="1.998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size-asian="12pt"/>
    </style:style>
    <style:style style:name="P68" style:family="paragraph" style:parent-style-name="Standard" style:list-style-name="L34">
      <style:paragraph-properties>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69" style:family="paragraph" style:parent-style-name="Standard" style:list-style-name="L41">
      <style:paragraph-properties>
        <style:tab-stops>
          <style:tab-stop style:position="-0.882cm"/>
          <style:tab-stop style:position="0cm"/>
          <style:tab-stop style:position="0.706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size-asian="12pt"/>
    </style:style>
    <style:style style:name="P70" style:family="paragraph" style:parent-style-name="Standard" style:list-style-name="L1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style="italic" style:font-size-asian="12pt" style:font-style-asian="italic" style:font-style-complex="italic"/>
    </style:style>
    <style:style style:name="P71" style:family="paragraph" style:parent-style-name="Standard" style:list-style-name="L20">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bold" style:font-weight-asian="bold" style:font-weight-complex="bold"/>
    </style:style>
    <style:style style:name="P72" style:family="paragraph" style:parent-style-name="Standard" style:list-style-name="L21">
      <style:paragraph-properties fo:text-align="justify" style:justify-single-word="false">
        <style:tab-stops>
          <style:tab-stop style:position="-0.882cm"/>
          <style:tab-stop style:position="0cm"/>
          <style:tab-stop style:position="0.728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fo:font-weight="bold" style:font-weight-asian="bold" style:font-weight-complex="bold"/>
    </style:style>
    <style:style style:name="P73" style:family="paragraph" style:parent-style-name="Standard" style:list-style-name="L28">
      <style:paragraph-properties>
        <style:tab-stops>
          <style:tab-stop style:position="0.998cm"/>
          <style:tab-stop style:position="1.998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weight="bold" style:font-size-asian="12pt" style:font-weight-asian="bold" style:font-weight-complex="bold"/>
    </style:style>
    <style:style style:name="P74" style:family="paragraph" style:parent-style-name="Text_20_body" style:list-style-name="L12">
      <style:text-properties fo:font-weight="normal" style:font-weight-asian="normal" style:font-weight-complex="normal"/>
    </style:style>
    <style:style style:name="P75" style:family="paragraph" style:parent-style-name="Text_20_body" style:list-style-name="L36"/>
    <style:style style:name="P76" style:family="paragraph" style:parent-style-name="Text_20_body" style:list-style-name="L40"/>
    <style:style style:name="P77" style:family="paragraph" style:parent-style-name="Text_20_body" style:list-style-name="L42"/>
    <style:style style:name="P78" style:family="paragraph" style:parent-style-name="Heading_20_1" style:master-page-name="Standard">
      <style:paragraph-properties style:page-number="auto"/>
      <style:text-properties fo:font-weight="bold" style:font-size-asian="12pt" style:font-weight-asian="bold" style:font-weight-complex="bold"/>
    </style:style>
    <style:style style:name="T1" style:family="text">
      <style:text-properties fo:font-weight="bold" style:font-size-asian="12pt"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complex="bold"/>
    </style:style>
    <style:style style:name="T4" style:family="text">
      <style:text-properties style:font-size-asian="12pt"/>
    </style:style>
    <style:style style:name="T5" style:family="text">
      <style:text-properties fo:font-weight="normal" style:font-weight-asian="normal" style:font-weight-complex="normal"/>
    </style:style>
    <style:style style:name="T6" style:family="text">
      <style:text-properties fo:font-weight="normal" style:font-size-asian="12pt"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0% 100%"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ize-asian="12pt"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ize-asian="12pt" style:font-style-asian="normal" style:font-weight-asian="normal" style:font-style-complex="normal" style:font-weight-complex="normal"/>
    </style:style>
    <style:style style:name="T13" style:family="text">
      <style:text-properties fo:font-style="normal" style:font-size-asian="12pt" style:font-style-asian="normal" style:font-style-complex="normal"/>
    </style:style>
    <style:style style:name="T14"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Collaborative Ontology Development</text:h>
      <text:p text:style-name="P10"/>
      <text:p text:style-name="P6"><text:span text:style-name="T1">Collaborative Ontology Development - Distributed Architecture and Visualization <text:tab/><text:tab/></text:span><text:span text:style-name="T6">GES_paper25.pdf</text:span></text:p>
      <text:list xml:id="list1005770893" text:style-name="L1">
        <text:list-item>
          <text:p text:style-name="P20">Presentation of architectural needs and designs for an extensible collaborative ontology platform</text:p>
          <text:list>
            <text:list-item>
              <text:p text:style-name="P20">The back-end of the system has to persistently store large amounts of data and has to grant concurrent access to it.</text:p>
            </text:list-item>
            <text:list-item>
              <text:p text:style-name="P20">Support for group and community awareness features.</text:p>
            </text:list-item>
            <text:list-item>
              <text:p text:style-name="P20">Management of different branches of an ontology.</text:p>
            </text:list-item>
            <text:list-item>
              <text:p text:style-name="P20">Conflict resolution means during merge processes.</text:p>
            </text:list-item>
            <text:list-item>
              <text:p text:style-name="P20">User management concept including groups and roles.</text:p>
            </text:list-item>
            <text:list-item>
              <text:p text:style-name="P20">Possibility to store additional data like timestamps and other copyright information in an easily extendable manner.</text:p>
            </text:list-item>
          </text:list>
        </text:list-item>
        <text:list-item>
          <text:p text:style-name="P30"><text:span text:style-name="T6">Brief introductions to </text:span><text:span text:style-name="T10">SQLSpaces </text:span><text:span text:style-name="T12">and to the </text:span><text:span text:style-name="T10">Semantic Web Application Toolkit</text:span><text:span text:style-name="T12"> (SWAT)</text:span></text:p>
          <text:list>
            <text:list-item>
              <text:p text:style-name="P51">SQLSpaces works on a relational database and translates Linda operations into SQL statements </text:p>
            </text:list-item>
            <text:list-item>
              <text:p text:style-name="P51">SWAT – a set of tools to store, manage and work with ontological data </text:p>
              <text:list>
                <text:list-item>
                  <text:p text:style-name="P51">Uses several spaces (i. e. blackboards) to separate the data of the ontologies from messages exchanged by the agents </text:p>
                </text:list-item>
                <text:list-item>
                  <text:p text:style-name="P51">Each ontology lies in its own space, but ontologies can be unified by connecting to several spaces at once</text:p>
                </text:list-item>
                <text:list-item>
                  <text:p text:style-name="P51">Awareness modes for collaborative work:</text:p>
                  <text:list>
                    <text:list-item>
                      <text:p text:style-name="P51">asynchronous: several users work on the same part of the ontology, but not at the same time.</text:p>
                      <text:p text:style-name="P51">Users checkout a public version and thus create a private workspace that cannot be seen by any other user (CVS-like)</text:p>
                    </text:list-item>
                    <text:list-item>
                      <text:p text:style-name="P51">synchronous: a user can share his private workspace with another user, who will then also be able to modify the ontological data in this workspace.</text:p>
                      <text:list>
                        <text:list-item>
                          <text:p text:style-name="P51">To prevent conflicts, ontological entities are locked during edits (pessimistic locking strategy). </text:p>
                        </text:list-item>
                        <text:list-item>
                          <text:p text:style-name="P51">All changes are instantantenously visible of all users in the same workspace. All participants of the shared workspace get immediately notified about changes and write locks. </text:p>
                        </text:list-item>
                      </text:list>
                    </text:list-item>
                  </text:list>
                </text:list-item>
                <text:list-item>
                  <text:p text:style-name="P51">To guarantee copyright protection and advanced security features the SWAT client incorporates a security agent which is capable of registering the data with timestamps and signing the data at a trust center.</text:p>
                  <text:p text:style-name="P51">It is possible to sign and stamp either fine grained data, like single tuples or coarse grained data such as whole (versions of) ontologies.</text:p>
                </text:list-item>
              </text:list>
            </text:list-item>
          </text:list>
        </text:list-item>
        <text:list-item>
          <text:p text:style-name="P30"><text:span text:style-name="T6">Architecture of the browser-based community-driven ontology engineering platform </text:span><text:span text:style-name="T10">Ontoverse</text:span></text:p>
          <text:list>
            <text:list-item>
              <text:p text:style-name="P51">Blackboard architecture to provide flexibilty: clients do not need to know much about each other, interact indirectly with each other</text:p>
              <text:list>
                <text:list-item>
                  <text:p text:style-name="P30"><text:span text:style-name="T12">Concrete specification of this blackboard architecture is the tuple space concept</text:span><text:span text:style-name="T6"> </text:span></text:p>
                </text:list-item>
              </text:list>
            </text:list-item>
          </text:list>
        </text:list-item>
        <text:list-item>
          <text:p text:style-name="P20">Presentation of a Implementation of Ontoverse which is based on tuplespaces </text:p>
        </text:list-item>
        <text:list-item>
          <text:p text:style-name="P30"><text:span text:style-name="T12">Introduction of a visualization method called </text:span><text:span text:style-name="T10">SmartTree</text:span><text:span text:style-name="T12"> that implements focus and context techniques</text:span></text:p>
        </text:list-item>
      </text:list>
      <text:p text:style-name="P7"/>
      <text:p text:style-name="P13"><text:span text:style-name="T3">Collaborative Protégé</text:span><text:tab/><text:tab/>13.03_Tudorache.pdf</text:p>
      <text:list xml:id="list1546089244" text:style-name="L2">
        <text:list-item>
          <text:p text:style-name="P22">Overview of Collaborative Protégé</text:p>
          <text:list>
            <text:list-item>
              <text:p text:style-name="P22">works both with the Frames and the OWL editor </text:p>
            </text:list-item>
            <text:list-item>
              <text:p text:style-name="P22">works in a multi­user mode and in stand­alone mode distr</text:p>
            </text:list-item>
          </text:list>
        </text:list-item>
        <text:list-item>
          <text:p text:style-name="P22">Functionalities</text:p>
          <text:list>
            <text:list-item>
              <text:p text:style-name="P22">Annotation of ontology components </text:p>
            </text:list-item>
            <text:list-item>
              <text:p text:style-name="P22">Annotation of changes </text:p>
            </text:list-item>
            <text:list-item>
              <text:p text:style-name="P22">Discussion threads </text:p>
            </text:list-item>
            <text:list-item>
              <text:p text:style-name="P22">Proposals and voting </text:p>
            </text:list-item>
            <text:list-item>
              <text:p text:style-name="P22">Searching and filtering </text:p>
            </text:list-item>
            <text:list-item>
              <text:p text:style-name="P22">Live discussion (chat) </text:p>
            </text:list-item>
          </text:list>
        </text:list-item>
        <text:list-item>
          <text:p text:style-name="P52">Presentation of the GUI</text:p>
        </text:list-item>
      </text:list>
      <text:p text:style-name="P7"/>
      <text:p text:style-name="P10">CO-Protégé: A Groupware Tool for Supporting Collaborative Ontology Design with Divergence <text:span text:style-name="T5"><text:tab/><text:tab/>accepted-abstract-diaz.pdf</text:span></text:p>
      <text:list xml:id="list968271338" text:style-name="L3">
        <text:list-item>
          <text:p text:style-name="P53">Foundations</text:p>
          <text:list>
            <text:list-item>
              <text:p text:style-name="P53">knowledge-sharing process (ks-process) described in ([Diaz04], [Diaz05]) </text:p>
              <text:list>
                <text:list-item>
                  <text:p text:style-name="P31">The ks-process is a spiral process where a knowledge repository representing the common understanding of the </text:p>
                  <text:p text:style-name="P31">group is developed collaboratively. This process has as premise that people move between two knowledge contexts: the individual knowledge context and the community knowledge context. </text:p>
                  <text:list>
                    <text:list-item>
                      <text:p text:style-name="P31">4 steps: </text:p>
                      <text:list>
                        <text:list-item>
                          <text:p text:style-name="P31">externalization: individual and private activity through tacit knowledge becomes explicit. </text:p>
                        </text:list-item>
                        <text:list-item>
                          <text:p text:style-name="P31">publication: share some externalized knowledge with the community.</text:p>
                          <text:list>
                            <text:list-item>
                              <text:p text:style-name="P31">Ontegrating to the shared ontology an ontological conceptualization coming from an individual ontology </text:p>
                              <text:list>
                                <text:list-item>
                                  <text:p text:style-name="P31"><text:span text:style-name="T9">Ontological contribution:</text:span> An ontological contribution is a portion of the individual ontology that will be integrated to the shared ontology. </text:p>
                                  <text:list>
                                    <text:list-item>
                                      <text:p text:style-name="P31">The augmentative ontology development is achieved if it is possible to automatically make the alignment of both ontologies without any conceptual structure mismatch [Klein01] .</text:p>
                                    </text:list-item>
                                    <text:list-item>
                                      <text:p text:style-name="P31">Fails: <text:span text:style-name="T9">name mismatches</text:span> and <text:span text:style-name="T9">local context mismatches </text:span><text:span text:style-name="T14">, see [Diaz05]. </text:span></text:p>
                                    </text:list-item>
                                  </text:list>
                                </text:list-item>
                              </text:list>
                            </text:list-item>
                          </text:list>
                        </text:list-item>
                        <text:list-item>
                          <text:p text:style-name="P31">internalization: a private act, where individual realize of new knowledge occurrence. </text:p>
                        </text:list-item>
                        <text:list-item>
                          <text:p text:style-name="P31">reaction: the act of giving some response (a new contribution) to a previous contribution. </text:p>
                        </text:list-item>
                      </text:list>
                    </text:list-item>
                  </text:list>
                </text:list-item>
                <text:list-item>
                  <text:p text:style-name="P31">artifacts to the shared ontology. </text:p>
                </text:list-item>
                <text:list-item>
                  <text:p text:style-name="P31"><text:span text:style-name="T9">individual ontology </text:span>and the <text:span text:style-name="T9">shared ontology </text:span></text:p>
                  <text:list>
                    <text:list-item>
                      <text:p text:style-name="P57">individual developed through externalization </text:p>
                    </text:list-item>
                    <text:list-item>
                      <text:p text:style-name="P57">shared ontology is developed through by publishing ontological contribution </text:p>
                    </text:list-item>
                  </text:list>
                </text:list-item>
              </text:list>
            </text:list-item>
          </text:list>
        </text:list-item>
        <text:list-item>
          <text:p text:style-name="P57">Working in Co-Protégé </text:p>
          <text:list>
            <text:list-item>
              <text:p text:style-name="P57">Users edit the private ontology in the private workspace and then, they can publish ontological artifacts to the shared ontology. </text:p>
            </text:list-item>
            <text:list-item>
              <text:p text:style-name="P57">Description of the GUI</text:p>
            </text:list-item>
          </text:list>
        </text:list-item>
      </text:list>
      <text:p text:style-name="P7"/>
      <text:p text:style-name="P6"><text:span text:style-name="T2">A Collaborative Ontology Development and Service Framework ONKI</text:span><text:tab/><text:tab/>komulainen-valo-et-al-a-collaborative-ontology-development-2005.pdf</text:p>
      <text:list xml:id="list503776930" text:style-name="L4">
        <text:list-item>
          <text:p text:style-name="P32">Goals</text:p>
          <text:list>
            <text:list-item>
              <text:p text:style-name="P32">Enable distributed development of multiple interdependent vocabularies in machine-readable and -usable form.</text:p>
            </text:list-item>
            <text:list-item>
              <text:p text:style-name="P32">Provide support mechanisms for versioning, maintenance, and distribution of ontologies.</text:p>
            </text:list-item>
            <text:list-item>
              <text:p text:style-name="P32">Provide a semantic browser for searching and utilizing the information within the system.</text:p>
            </text:list-item>
            <text:list-item>
              <text:p text:style-name="P32">Provide the access services of ontological information as machine-usable web services interfaces for external applica- tions.</text:p>
            </text:list-item>
          </text:list>
        </text:list-item>
        <text:list-item>
          <text:p text:style-name="P32">Architecture</text:p>
          <text:list>
            <text:list-item>
              <text:p text:style-name="P32">ONKI GORepository, the development repository</text:p>
            </text:list-item>
            <text:list-item>
              <text:p text:style-name="P32">ONKI Library, a library containing the set of published interrelatig ontologies</text:p>
            </text:list-item>
            <text:list-item>
              <text:p text:style-name="P32">ONKI Browser, the browsing service for using the ontologies</text:p>
            </text:list-item>
          </text:list>
        </text:list-item>
        <text:list-item>
          <text:p text:style-name="P32">Development process in two major parts:</text:p>
          <text:list>
            <text:list-item>
              <text:p text:style-name="P32">development loop, during development communication with the GORepository</text:p>
            </text:list-item>
            <text:list-item>
              <text:p text:style-name="P54">publishing push, making an ontology public in the Library</text:p>
            </text:list-item>
          </text:list>
        </text:list-item>
      </text:list>
      <text:p text:style-name="P7"/>
      <text:p text:style-name="P15"><text:span text:style-name="T1">Supporting Collaborative Ontology Development in Protégé<text:tab/><text:tab/></text:span><text:span text:style-name="T4">BMIR-2008-1331.pdf</text:span></text:p>
      <text:list xml:id="list1996802166" text:style-name="L5">
        <text:list-item>
          <text:p text:style-name="P60">set of requirements for developing expressive ontologies and knowledge bases collaboratively</text:p>
          <text:list>
            <text:list-item>
              <text:p text:style-name="P61">Integration of discussions and annotations in ontology development</text:p>
            </text:list-item>
            <text:list-item>
              <text:p text:style-name="P61">Support for various levels of expressiveness</text:p>
            </text:list-item>
            <text:list-item>
              <text:p text:style-name="P61">User management and provenance of information</text:p>
            </text:list-item>
            <text:list-item>
              <text:p text:style-name="P61">Scalability, reliability, and robustness</text:p>
            </text:list-item>
            <text:list-item>
              <text:p text:style-name="P61">Access control</text:p>
            </text:list-item>
            <text:list-item>
              <text:p text:style-name="P61">Workflow support</text:p>
            </text:list-item>
            <text:list-item>
              <text:p text:style-name="P61">Synchronous and asynchronous access to shared ontologies</text:p>
            </text:list-item>
          </text:list>
        </text:list-item>
        <text:list-item>
          <text:p text:style-name="P60">presentation of Collaborative Protégé—an ontology editor that supports collaboration</text:p>
          <text:list>
            <text:list-item>
              <text:p text:style-name="P61">Client/Server architecture, APIs: Changes API, Annotations API, Ontology Component API, Ontology API</text:p>
            </text:list-item>
          </text:list>
        </text:list-item>
        <text:list-item>
          <text:p text:style-name="P60">formative evaluation of Collaborative Protégé in the context of representing formally clinical practice guidelines</text:p>
        </text:list-item>
      </text:list>
      <text:p text:style-name="P4"/>
      <text:p text:style-name="P10">Interactive and Collaborative Ontology Development <text:span text:style-name="T7"><text:tab/><text:tab/>19845.pdf</text:span></text:p>
      <text:list xml:id="list1925528423" text:style-name="L6">
        <text:list-item>
          <text:p text:style-name="P21">Requirements for a collaborative ontology developing platform </text:p>
          <text:list>
            <text:list-item>
              <text:p text:style-name="P21">Synchronous/Asynchronous Information Exchange </text:p>
            </text:list-item>
            <text:list-item>
              <text:p text:style-name="P21">Concurrency Control </text:p>
            </text:list-item>
            <text:list-item>
              <text:p text:style-name="P21">Private/Shared Workspace </text:p>
            </text:list-item>
            <text:list-item>
              <text:p text:style-name="P21">Group Awareness </text:p>
            </text:list-item>
            <text:list-item>
              <text:p text:style-name="P21">History Tracing </text:p>
            </text:list-item>
            <text:list-item>
              <text:p text:style-name="P21">Version Control </text:p>
            </text:list-item>
          </text:list>
        </text:list-item>
        <text:list-item>
          <text:p text:style-name="P62"><text:span text:style-name="T5">Introduction of an approach for collaborative ontology creation and management based on </text:span><text:span text:style-name="T11">Ontoverse</text:span><text:span text:style-name="T5"> platform</text:span></text:p>
        </text:list-item>
      </text:list>
      <text:p text:style-name="P12"/>
      <text:p text:style-name="P11"><text:span text:style-name="T13">The Ontolingua Server: a Tool for Collaborative Ontology Construction </text:span><text:span text:style-name="T12"><text:tab/><text:tab/>10.1.1.37.7547.pdf</text:span></text:p>
      <text:list xml:id="list176121201" text:style-name="L7">
        <text:list-item>
          <text:p text:style-name="P55">Tools and services to sup-port the process of achieving consensus on common shared ontologies by geographically distributed groups </text:p>
          <text:list>
            <text:list-item>
              <text:p text:style-name="P55">worldwide web to enable wide access and provide users with the ability to publish, browse, create, and edit ontologies stored on an ontology server </text:p>
            </text:list-item>
          </text:list>
        </text:list-item>
        <text:list-item>
          <text:p text:style-name="P55">Definition of requirements for promoting the use of ontologies and knowledge- level agent interaction </text:p>
          <text:list>
            <text:list-item>
              <text:p text:style-name="P33"><text:span text:style-name="T12">A semi-formal representation language that supports the description of terms both in-formally in natural language and formally in a rigorous computer interpretable knowledge representation language (</text:span><text:span text:style-name="T10">Ontoligua</text:span><text:span text:style-name="T12">).</text:span></text:p>
            </text:list-item>
            <text:list-item>
              <text:p text:style-name="P55">Browsing and retrieval of ontologies from repositories .</text:p>
            </text:list-item>
            <text:list-item>
              <text:p text:style-name="P55">Assembly, customization, and extension of ontologies from repositories .</text:p>
            </text:list-item>
            <text:list-item>
              <text:p text:style-name="P55">Facilities for programmatic access to ontologies so that remote applications have reliable access to up-to-date term definitions .</text:p>
            </text:list-item>
            <text:list-item>
              <text:p text:style-name="P55">Support for distributed, collaborative development of consensus ontologies. </text:p>
            </text:list-item>
          </text:list>
        </text:list-item>
      </text:list>
      <text:p text:style-name="P6"/>
      <text:p text:style-name="P6"><text:span text:style-name="T2">Semantic Wikis: A Comprehensible Introduction with Examples from the Health Sciences </text:span><text:tab/><text:tab/>14-44-1-PB.pdf</text:p>
      <text:list xml:id="list1235035771" text:style-name="L8">
        <text:list-item>
          <text:p text:style-name="P34">Definition of a semantic wiki</text:p>
        </text:list-item>
      </text:list>
      <text:p text:style-name="P6"/>
      <text:p text:style-name="P6"><text:span text:style-name="T2">Collaborative Ontology Development for Geo-Information Sharing</text:span> <text:tab/><text:tab/>kalbasi.pdf</text:p>
      <text:list xml:id="list67747425" text:style-name="L9">
        <text:list-item>
          <text:p text:style-name="P35"/>
        </text:list-item>
      </text:list>
      <text:p text:style-name="P6"/>
      <text:p text:style-name="P3"><text:span text:style-name="T2">C-ODO: an OWL meta-model for collaborative ontology design </text:span><text:tab/><text:tab/>10.1.1.127.1742.pdf</text:p>
      <text:list xml:id="list863115195" text:style-name="L10">
        <text:list-item>
          <text:p text:style-name="P63">Presentation of a formal framework that represents the notions needed to express requirements for the development of collaborative ontology engineering tools.</text:p>
        </text:list-item>
        <text:list-item>
          <text:p text:style-name="P63">The objective of ontology design </text:p>
          <text:list>
            <text:list-item>
              <text:p text:style-name="P63">Formulating an objective helps getting started with the design of an ontology. </text:p>
            </text:list-item>
          </text:list>
        </text:list-item>
        <text:list-item>
          <text:p text:style-name="P63">The scope of (networked) ontology design </text:p>
        </text:list-item>
        <text:list-item>
          <text:p text:style-name="P63">The components of ontology design </text:p>
          <text:list>
            <text:list-item>
              <text:p text:style-name="P63"><text:span text:style-name="T9">Ontology project</text:span>: a project having the goal of influencing the lifecycle of a networked ontology </text:p>
            </text:list-item>
            <text:list-item>
              <text:p text:style-name="P63"><text:span text:style-name="T9">Collaborative Workflow: </text:span>Characterized by the ultimate goal of designing networked ontologies and by specific relations among designers, ontology elements, and collaborative tasks </text:p>
            </text:list-item>
            <text:list-item>
              <text:p text:style-name="P70">Argumentation : <text:span text:style-name="T14">a structure for discussing possible design solutions, based on rationales and dialectic rules </text:span></text:p>
            </text:list-item>
            <text:list-item>
              <text:p text:style-name="P70">Ontology design rationale<text:span text:style-name="T14">: the motivations according to which an ontology is designed the way it is </text:span></text:p>
            </text:list-item>
            <text:list-item>
              <text:p text:style-name="P70">Functionality description: <text:span text:style-name="T14">a description of a task to be accomplished by a design operation according to a method </text:span></text:p>
            </text:list-item>
            <text:list-item>
              <text:p text:style-name="P70">Design Pattern:<text:span text:style-name="T14"> a configuration of ontology elements that is relevant from the logical, architectural, or conceptual viewpoint</text:span></text:p>
            </text:list-item>
          </text:list>
        </text:list-item>
        <text:list-item>
          <text:p text:style-name="P59">Two Levels of representation:</text:p>
          <text:list>
            <text:list-item>
              <text:p text:style-name="P70">Social level: <text:span text:style-name="T14">components are characterized in terms of what happens in the real world when a person, a group of people, or a community decide to build an ontology or an ontology network in a collaborative fashion. </text:span></text:p>
            </text:list-item>
            <text:list-item>
              <text:p text:style-name="P70">System level: <text:span text:style-name="T14">components are represented in terms of the methods and the techniques that provide (possible) solutions for supporting what is described at the social level. Methods and techniques are the base models for the design and implementation of a platform. </text:span></text:p>
            </text:list-item>
          </text:list>
        </text:list-item>
        <text:list-item>
          <text:p text:style-name="P59">Functionalities that (are needed to) support collaborative ontology design:</text:p>
          <text:list>
            <text:list-item>
              <text:p text:style-name="P59">evaluation</text:p>
            </text:list-item>
            <text:list-item>
              <text:p text:style-name="P59">selection</text:p>
            </text:list-item>
            <text:list-item>
              <text:p text:style-name="P59">re-engineering</text:p>
            </text:list-item>
            <text:list-item>
              <text:p text:style-name="P59">learning</text:p>
            </text:list-item>
            <text:list-item>
              <text:p text:style-name="P59">upgrading database content, </text:p>
            </text:list-item>
            <text:list-item>
              <text:p text:style-name="P59">mapping</text:p>
            </text:list-item>
            <text:list-item>
              <text:p text:style-name="P59">collaborative workflow</text:p>
            </text:list-item>
            <text:list-item>
              <text:p text:style-name="P59">argumentation</text:p>
            </text:list-item>
            <text:list-item>
              <text:p text:style-name="P59">provenance</text:p>
            </text:list-item>
            <text:list-item>
              <text:p text:style-name="P59">data annotation</text:p>
            </text:list-item>
            <text:list-item>
              <text:p text:style-name="P59">social network analysis</text:p>
            </text:list-item>
            <text:list-item>
              <text:p text:style-name="P59">lexical domains</text:p>
            </text:list-item>
            <text:list-item>
              <text:p text:style-name="P59">ontology localization</text:p>
            </text:list-item>
            <text:list-item>
              <text:p text:style-name="P59">multilingual ontology integration</text:p>
            </text:list-item>
          </text:list>
        </text:list-item>
      </text:list>
      <text:p text:style-name="P6"/>
      <text:p text:style-name="P11">KAON Server Architecture<text:span text:style-name="T5"><text:tab/><text:tab/>D5.pdf</text:span></text:p>
      <text:list xml:id="list523523010" text:style-name="L11">
        <text:list-item>
          <text:p text:style-name="P25"/>
        </text:list-item>
      </text:list>
      <text:p text:style-name="P14"/>
      <text:p text:style-name="P14"/>
      <text:p text:style-name="P14"/>
      <text:h text:style-name="Heading_20_1" text:outline-level="1">Distributed Ontology Systems</text:h>
      <text:p text:style-name="Text_20_body"/>
      <text:p text:style-name="P18">Ontology Selection for the real Semantic Web: How to Cover the Queen's Birthday?<text:span text:style-name="T5"><text:tab/>sabouEtAl_118.pdf</text:span></text:p>
      <text:list xml:id="list1009203441" text:style-name="L12">
        <text:list-item>
          <text:p text:style-name="P74">Requirements for Ontology Selection</text:p>
        </text:list-item>
      </text:list>
      <text:p text:style-name="Text_20_body"/>
      <text:p text:style-name="P6"><text:span text:style-name="T2">A Framework for Distributed Ontology Systems </text:span><text:tab/><text:tab/>Framework.pdf</text:p>
      <text:list xml:id="list1254865011" text:style-name="L13">
        <text:list-item>
          <text:p text:style-name="P36">Problems:</text:p>
          <text:list>
            <text:list-item>
              <text:p text:style-name="P36">An increase in the number of ontologies poses problems in the querying of multiple ontologies that are possibly heterogeneous and independently developed. </text:p>
            </text:list-item>
            <text:list-item>
              <text:p text:style-name="P36">Increases in the ontology size often compromises the efficiency of query processing and results in slow response times.</text:p>
            </text:list-item>
            <text:list-item>
              <text:p text:style-name="P36">The design and maintenance of increasingly large ontologies often requires a team of ontology engineers to work collaboratively.</text:p>
              <text:list>
                <text:list-item>
                  <text:p text:style-name="P36">Most collaborative ontology editing systems use a client/server model, thereby centralizing the problem of synchronization and con- sistency checking. However, this approach does not address the issue of query processing efficiency. </text:p>
                </text:list-item>
              </text:list>
            </text:list-item>
          </text:list>
        </text:list-item>
        <text:list-item>
          <text:p text:style-name="P36">The key idea is that the large ontology is partitioned into smaller pieces, called ontology fragments, and these fragments are distributed across an arbitrary number of autonomous nodes. </text:p>
          <text:p text:style-name="P36">A master node accepts queries and distributes the computation to the various nodes.</text:p>
        </text:list-item>
        <text:list-item>
          <text:p text:style-name="P36">A DOS also provides consistency and synchronization for collaborative ontology edit. The ontology may be edited on any node and change propagation is transparent to the user. Changes to ontology fragments that require re-distribution are propagated to a selected set of other nodes by the master node. Thus, unlike existing client/server approaches, the DOS model does not require a centralized ontology, and is expected to be more scalable and responsive. </text:p>
        </text:list-item>
        <text:list-item>
          <text:p text:style-name="P36">Three main components of a distributed ontology system </text:p>
          <text:list>
            <text:list-item>
              <text:p text:style-name="P36">A large ontology</text:p>
            </text:list-item>
            <text:list-item>
              <text:p text:style-name="P36">ontology fragments into which the large ontology is partitioned</text:p>
            </text:list-item>
            <text:list-item>
              <text:p text:style-name="P36">A dictionary which contains metadata about each fragment</text:p>
              <text:p text:style-name="P36"/>
            </text:list-item>
          </text:list>
        </text:list-item>
      </text:list>
      <text:p text:style-name="P6"><text:span text:style-name="T2">Report on Modularization of Ontologies</text:span> <text:tab/><text:tab/>KwebDel2131-Modularization.pdf</text:p>
      <text:list xml:id="list477818820" text:style-name="L14">
        <text:list-item>
          <text:p text:style-name="P37"/>
        </text:list-item>
      </text:list>
      <text:p text:style-name="P6"/>
      <text:p text:style-name="P6"><text:span text:style-name="T2">An Overview of Modularity</text:span> <text:tab/><text:tab/>Overview of Modularity.pdf</text:p>
      <text:list xml:id="list1658027737" text:style-name="L15">
        <text:list-item>
          <text:p text:style-name="P38">Goals of Ontology Modularization </text:p>
          <text:list>
            <text:list-item>
              <text:p text:style-name="P38">Scalability for querying data and reasoning on ontologies </text:p>
            </text:list-item>
            <text:list-item>
              <text:p text:style-name="P38">Scalability for evolution and maintenance </text:p>
            </text:list-item>
            <text:list-item>
              <text:p text:style-name="P38">Complexity management </text:p>
            </text:list-item>
            <text:list-item>
              <text:p text:style-name="P38">Understandability </text:p>
            </text:list-item>
            <text:list-item>
              <text:p text:style-name="P38">Context-awareness and Personalization </text:p>
            </text:list-item>
            <text:list-item>
              <text:p text:style-name="P38">Reuse </text:p>
            </text:list-item>
          </text:list>
        </text:list-item>
        <text:list-item>
          <text:p text:style-name="P38">The Essence of Modules </text:p>
        </text:list-item>
        <text:list-item>
          <text:p text:style-name="P38">Modularization Strategies </text:p>
          <text:list>
            <text:list-item>
              <text:p text:style-name="P38">Disjoint or overlapping modules </text:p>
            </text:list-item>
            <text:list-item>
              <text:p text:style-name="P38">Semantics-Driven Strategies </text:p>
            </text:list-item>
            <text:list-item>
              <text:p text:style-name="P38">Structure-Driven Strategies </text:p>
            </text:list-item>
            <text:list-item>
              <text:p text:style-name="P38">Machine Learning Strategies </text:p>
            </text:list-item>
            <text:list-item>
              <text:p text:style-name="P38">Monitoring Modularization and Making it Evolve </text:p>
            </text:list-item>
          </text:list>
        </text:list-item>
        <text:list-item>
          <text:p text:style-name="P38">Module Correctness </text:p>
        </text:list-item>
        <text:list-item>
          <text:p text:style-name="P38">Ontology Composition </text:p>
        </text:list-item>
        <text:list-item>
          <text:p text:style-name="P38">Links among Modules </text:p>
        </text:list-item>
        <text:list-item>
          <text:p text:style-name="P38">Contextual Modules</text:p>
        </text:list-item>
      </text:list>
      <text:p text:style-name="P6"/>
      <text:p text:style-name="P6"><text:span text:style-name="T2">Ontology Modularization for Knowledge Selection: Experiments and Evaluations</text:span><text:tab/><text:tab/>dexa.pdf</text:p>
      <text:list xml:id="list1122848417" text:style-name="L16">
        <text:list-item>
          <text:p text:style-name="P39"/>
        </text:list-item>
      </text:list>
      <text:p text:style-name="P6"/>
      <text:p text:style-name="P6"/>
      <text:p text:style-name="P6"><text:span text:style-name="T2">Web Ontology Segmentation: Analysis, Classification and Use</text:span><text:tab/><text:tab/>seidenberg-www2006.pdf</text:p>
      <text:list xml:id="list2173014460" text:style-name="L17">
        <text:list-item>
          <text:p text:style-name="P40"/>
        </text:list-item>
      </text:list>
      <text:p text:style-name="P6"/>
      <text:p text:style-name="P6"><text:span text:style-name="T2">Ontology reuse via ontology modularisation </text:span><text:tab/><text:tab/>10.1.1.83.9581.pdf</text:p>
      <text:list xml:id="list2145604468" text:style-name="L18">
        <text:list-item>
          <text:p text:style-name="P41">ModTool</text:p>
          <text:list>
            <text:list-item>
              <text:p text:style-name="P41">Separation of part of an ontology, in a way such that a new ontology is generated, centered around a specific concept </text:p>
            </text:list-item>
          </text:list>
        </text:list-item>
      </text:list>
      <text:p text:style-name="P6"/>
      <text:p text:style-name="P6"><text:span text:style-name="T2">An Approach for Ontology Modularization </text:span><text:tab/><text:tab/><text:tab/>st06_04.pdf</text:p>
      <text:list xml:id="list1027369382" text:style-name="L19">
        <text:list-item>
          <text:p text:style-name="P42">Definition of a modular ontology</text:p>
        </text:list-item>
        <text:list-item>
          <text:p text:style-name="P42">Concrete tool for ontology modularization</text:p>
        </text:list-item>
      </text:list>
      <text:p text:style-name="P6"/>
      <text:p text:style-name="P11">ModOnto: A tool for modularizing ontologies <text:span text:style-name="T5"><text:tab/><text:tab/>bezerra2008a.pdf</text:span></text:p>
      <text:list xml:id="list1627157524" text:style-name="L20">
        <text:list-item>
          <text:p text:style-name="P71"/>
        </text:list-item>
      </text:list>
      <text:p text:style-name="P6"/>
      <text:p text:style-name="P11">Towards Structural Criteria for Ontology Modularization <text:span text:style-name="T5"><text:tab/><text:tab/>Schlicht06StructuralCriteria.pdf</text:span></text:p>
      <text:list xml:id="list1978221100" text:style-name="L21">
        <text:list-item>
          <text:p text:style-name="P72"/>
        </text:list-item>
      </text:list>
      <text:p text:style-name="P6"/>
      <text:p text:style-name="P6"><text:span text:style-name="T2">Methods and Tools for Ontology Evolution<text:tab/><text:tab/><text:tab/></text:span>matfoe.pdf</text:p>
      <text:list xml:id="list1018680976" text:style-name="L22">
        <text:list-item>
          <text:p text:style-name="P43">Dissertation</text:p>
        </text:list-item>
      </text:list>
      <text:p text:style-name="P6"/>
      <text:p text:style-name="P6"><text:span text:style-name="T2">Change Management for Distributed Ontologies<text:tab/><text:tab/></text:span>klein_tcm75-92601.pdf</text:p>
      <text:list xml:id="list1630005878" text:style-name="L23">
        <text:list-item>
          <text:p text:style-name="P44">Dissertation</text:p>
        </text:list-item>
      </text:list>
      <text:p text:style-name="P8"/>
      <text:p text:style-name="P11">An Environment for Distributed Ontology Development Based on Dependency Management <text:span text:style-name="T5"><text:tab/><text:tab/>An Environment for Distributed Ontology Development.pdf</text:span></text:p>
      <text:list xml:id="list458382897" text:style-name="L24">
        <text:list-item>
          <text:p text:style-name="P29">Ontology is divided in several component ontologies</text:p>
        </text:list-item>
        <text:list-item>
          <text:p text:style-name="P29">Analysis of dependencies between component ontologies and design of some functions for management of these ontologies based on their dependencies. </text:p>
        </text:list-item>
        <text:list-item>
          <text:p text:style-name="P29">Analysis of the influence of a change of one ontology to others through its dependencies and design a function to suggest a few candidate modifications of the influenced ontology for keeping the consistency.</text:p>
        </text:list-item>
        <text:list-item>
          <text:p text:style-name="P23">Examples</text:p>
          <text:p text:style-name="P23"/>
        </text:list-item>
      </text:list>
      <text:p text:style-name="P6"><text:span text:style-name="T2">Distributed Ontology Management Prospects and Pitfalls on Our Way Towards a Web of Ontologies </text:span><text:tab/><text:tab/>DistributedOntologyManagement.pdf</text:p>
      <text:list xml:id="list1415984220" text:style-name="L25">
        <text:list-item>
          <text:p text:style-name="P45">Analyses requirements for the management of distributed ontologies.</text:p>
        </text:list-item>
        <text:list-item>
          <text:p text:style-name="P24">Exemplifies the process of ontology integration for otwo logistics domains.</text:p>
        </text:list-item>
      </text:list>
      <text:p text:style-name="P7"/>
      <text:p text:style-name="P7"><text:span text:style-name="T2">An Architecture Framework for Ontology Development</text:span><text:tab/><text:tab/>200301C104.pdf</text:p>
      <text:list xml:id="list431485616" text:style-name="L26">
        <text:list-item>
          <text:p text:style-name="P56">Identification of requirements for an ontology development platform</text:p>
          <text:list>
            <text:list-item>
              <text:p text:style-name="P56">Modular, scalable, collaborative and evolutionary modeling </text:p>
            </text:list-item>
            <text:list-item>
              <text:p text:style-name="P56">Interoperability across systems </text:p>
            </text:list-item>
            <text:list-item>
              <text:p text:style-name="P56">Reusability of ontology </text:p>
            </text:list-item>
            <text:list-item>
              <text:p text:style-name="P56">Development of ontology-based applications </text:p>
            </text:list-item>
          </text:list>
        </text:list-item>
        <text:list-item>
          <text:p text:style-name="P56">Introduction of the DOGMA (Developing Ontology-Guided Mediation for Agents ) framework</text:p>
        </text:list-item>
        <text:list-item>
          <text:p text:style-name="P56">MCU architecture</text:p>
        </text:list-item>
        <text:list-item>
          <text:p text:style-name="P56">Ontology development portal</text:p>
        </text:list-item>
      </text:list>
      <text:p text:style-name="P5"/>
      <text:p text:style-name="P2"/>
      <text:p text:style-name="P2"><text:span text:style-name="T2">WebPIE: a Web-scale Parallel Inference Engine </text:span><text:tab/><text:tab/>ccgrid-scale10.pdf</text:p>
      <text:list xml:id="list324948323" text:style-name="L27">
        <text:list-item>
          <text:p text:style-name="P65"/>
        </text:list-item>
      </text:list>
      <text:p text:style-name="P1"/>
      <text:p text:style-name="P9">Criteria-Based Partitioning of Large Ontologies <text:span text:style-name="T5"><text:tab/><text:tab/>Schlicht08DistributedOntologyReasoning.pdf</text:span></text:p>
      <text:list xml:id="list754026470" text:style-name="L28">
        <text:list-item>
          <text:p text:style-name="P73"/>
        </text:list-item>
      </text:list>
      <text:p text:style-name="P9"/>
      <text:p text:style-name="P17"><text:span text:style-name="T1">Towards LarKC: a Platform for Web-scale Reasoning </text:span><text:span text:style-name="T6"><text:tab/><text:tab/>larkc-icsc08.pdf</text:span></text:p>
      <text:list xml:id="list1020356473" text:style-name="L29">
        <text:list-item>
          <text:p text:style-name="P67"/>
        </text:list-item>
      </text:list>
      <text:p text:style-name="P7"/>
      <text:p text:style-name="P6"><text:span text:style-name="T2">An Infrastructure for Searching, Reusing and Evolving Distributed Ontologies </text:span><text:tab/><text:tab/>mmssv03infrastructure.pdf</text:p>
      <text:list xml:id="list1872796546" text:style-name="L30">
        <text:list-item>
          <text:p text:style-name="P58">Addresses ontology location, reusing and evolving problems in regard to the vision of the Semantic Web</text:p>
          <text:list>
            <text:list-item>
              <text:p text:style-name="P46"><text:span text:style-name="T9">Ontology registry</text:span> providing means for locating existing ontologies </text:p>
            </text:list-item>
            <text:list-item>
              <text:p text:style-name="P46">Methods supporting the consistent <text:span text:style-name="T9">evolution of distributed ontologies</text:span></text:p>
            </text:list-item>
          </text:list>
        </text:list-item>
        <text:list-item>
          <text:p text:style-name="P46">Describes an integrated approach for establishing an infrastructure for searching, reusing and evolving distributed ontologies (→ KAON)</text:p>
        </text:list-item>
      </text:list>
      <text:p text:style-name="P6"/>
      <text:p text:style-name="P6"><text:span text:style-name="T2">Understanding Replication in Databases and Distributed Systems</text:span> <text:tab/><text:tab/>10.1.1.17.9166.pdf</text:p>
      <text:list xml:id="list822210673" text:style-name="L31">
        <text:list-item>
          <text:p text:style-name="P47">Provides an abstract and “neutral” framework to compare replication techniques from both distributed systems and databases,</text:p>
        </text:list-item>
        <text:list-item>
          <text:p text:style-name="P47">Describes the replication techniques of both communities, compares them and points out ways in which they can be integrated to arrive to better, more robust replication protocols. </text:p>
        </text:list-item>
      </text:list>
      <text:p text:style-name="P6"/>
      <text:p text:style-name="P11">DRAGO: Distributed Reasoning Architecture for the Semantic Web <text:span text:style-name="T5"><text:tab/><text:tab/>10.1.1.74.6405.pdf</text:span></text:p>
      <text:list xml:id="list235988796" text:style-name="L32">
        <text:list-item>
          <text:p text:style-name="P26">Presents a tableau-based distributed reasoning procedure which is sound and complete w.r.t. Distributed Description Logics .</text:p>
        </text:list-item>
        <text:list-item>
          <text:p text:style-name="P26">Describes the design and implementation principles of a distributed reasoning system, called DRAGO (Distributed Reasoning Architecture for a Galaxy of Ontology), that implements such distributed decision procedure .</text:p>
        </text:list-item>
      </text:list>
      <text:p text:style-name="P6"/>
      <text:p text:style-name="P14"><text:span text:style-name="T2">Conjunctive Query Answering in Distributed Ontology Systems for Ontologies with Large OWL ABoxes </text:span><text:tab/><text:tab/>10.1.1.163.5611.pdf</text:p>
      <text:list xml:id="list259874493" text:style-name="L33">
        <text:list-item>
          <text:p text:style-name="P27"/>
        </text:list-item>
      </text:list>
      <text:p text:style-name="P6"/>
      <text:p text:style-name="P17"><text:span text:style-name="T1">Change Representation For OWL 2 Ontologies</text:span><text:span text:style-name="T4"><text:tab/><text:tab/>owled2009_submission_14.pdf</text:span></text:p>
      <text:list xml:id="list127341983" text:style-name="L34">
        <text:list-item>
          <text:p text:style-name="P68">Change Ontology for the OWL2 Language</text:p>
        </text:list-item>
        <text:list-item>
          <text:p text:style-name="P68">A layered-model for the representation of changes that can be re-used for different ontology languages</text:p>
        </text:list-item>
        <text:list-item>
          <text:p text:style-name="P64">A more fine-grained taxonomy of ontology changes, compared to the state of the art</text:p>
        </text:list-item>
      </text:list>
      <text:h text:style-name="Heading_20_1" text:outline-level="1"/>
      <text:h text:style-name="Heading_20_1" text:outline-level="1">Communication</text:h>
      <text:p text:style-name="Text_20_body"/>
      <text:p text:style-name="Standard"/>
      <text:p text:style-name="P6"><text:span text:style-name="T2">Event-basierte – Publish/Subscribe-Architektur </text:span><text:span text:style-name="T5"><text:tab/><text:tab/><text:tab/>schlaginhaufen_tobias_ausarbeitung.pdf</text:span></text:p>
      <text:list xml:id="list1741471999" text:style-name="L35">
        <text:list-item>
          <text:p text:style-name="P28">Introduction to event based message systems and publish/subscribe architectures</text:p>
          <text:list>
            <text:list-item>
              <text:p text:style-name="P28">Introduction to message based systems vs. request/reply paradigma and the to the publish/subscribe architecture</text:p>
            </text:list-item>
            <text:list-item>
              <text:p text:style-name="P28">Requirements for a distributed system</text:p>
            </text:list-item>
            <text:list-item>
              <text:p text:style-name="P28">Channels in publish/subscribe systems</text:p>
            </text:list-item>
            <text:list-item>
              <text:p text:style-name="P28">Synchronization and linking</text:p>
            </text:list-item>
            <text:list-item>
              <text:p text:style-name="P28">Integration of systems based on different paradigms in event based systems</text:p>
            </text:list-item>
          </text:list>
        </text:list-item>
      </text:list>
      <text:p text:style-name="Standard"/>
      <text:p text:style-name="Standard"/>
      <text:p text:style-name="Standard"/>
      <text:h text:style-name="Heading_20_1" text:outline-level="1">Fundamentals</text:h>
      <text:p text:style-name="P19"><text:span text:style-name="T8">OIL: An Ontology Infrastructure for the Semantic Web</text:span><text:tab/><text:tab/>IEEE-IS01.pdf</text:p>
      <text:list xml:id="list1263738360" text:style-name="L36">
        <text:list-item>
          <text:p text:style-name="P75"/>
        </text:list-item>
      </text:list>
      <text:p text:style-name="Text_20_body"/>
      <text:p text:style-name="P6"><text:span text:style-name="T2">Ontologies and the Semantic Web </text:span><text:tab/><text:tab/>Horr08a.pdf</text:p>
      <text:list xml:id="list1435823820" text:style-name="L37">
        <text:list-item>
          <text:p text:style-name="P48">Introduction to ontologies</text:p>
          <text:list>
            <text:list-item>
              <text:p text:style-name="P48">semantic annotations</text:p>
            </text:list-item>
            <text:list-item>
              <text:p text:style-name="P48">OWL</text:p>
            </text:list-item>
            <text:list-item>
              <text:p text:style-name="P48">Reasoning</text:p>
            </text:list-item>
            <text:list-item>
              <text:p text:style-name="P48">Applications</text:p>
              <text:list>
                <text:list-item>
                  <text:p text:style-name="P48">biology</text:p>
                </text:list-item>
                <text:list-item>
                  <text:p text:style-name="P48">medicine</text:p>
                </text:list-item>
                <text:list-item>
                  <text:p text:style-name="P48">geography</text:p>
                </text:list-item>
                <text:list-item>
                  <text:p text:style-name="P48">geology</text:p>
                </text:list-item>
                <text:list-item>
                  <text:p text:style-name="P48">agriculture</text:p>
                </text:list-item>
                <text:list-item>
                  <text:p text:style-name="P48">defence</text:p>
                </text:list-item>
              </text:list>
            </text:list-item>
            <text:list-item>
              <text:p text:style-name="P48">Future directions</text:p>
            </text:list-item>
          </text:list>
        </text:list-item>
      </text:list>
      <text:p text:style-name="P6"/>
      <text:p text:style-name="P6"><text:span text:style-name="T2">A Semantic Web Primer</text:span><text:span text:style-name="T5"><text:tab/><text:tab/>A</text:span>+Semantic+Web+Primer.pdf</text:p>
      <text:list xml:id="list1015677531" text:style-name="L38">
        <text:list-item>
          <text:p text:style-name="P49">Semantic Web basics</text:p>
        </text:list-item>
      </text:list>
      <text:p text:style-name="P6"/>
      <text:p text:style-name="P11">Knowledge-Management with OWL and F-Logic: A Combination of Description Logic Reasoning with F-Logic Rules <text:tab/><text:tab/><text:span text:style-name="T5">7-F-Logik-2up.pdf</text:span></text:p>
      <text:list xml:id="list543229644" text:style-name="L39">
        <text:list-item>
          <text:p text:style-name="P50">Diplomarbeit</text:p>
        </text:list-item>
        <text:list-item>
          <text:p text:style-name="P50"/>
        </text:list-item>
      </text:list>
      <text:p text:style-name="P6"/>
      <text:h text:style-name="Heading_20_1" text:outline-level="1">Miscellaneous</text:h>
      <text:p text:style-name="Text_20_body"/>
      <text:p text:style-name="Text_20_body"><text:span text:style-name="T2">Debugging Unsatisfiable Classes in OWL Ontologies</text:span><text:tab/><text:tab/>10.1.1.77.6119.pdf</text:p>
      <text:list xml:id="list569282969" text:style-name="L42">
        <text:list-item>
          <text:p text:style-name="P77"/>
        </text:list-item>
      </text:list>
      <text:p text:style-name="Text_20_body"/>
      <text:p text:style-name="Text_20_body"><text:span text:style-name="T2">The NeOn Toolkit</text:span><text:tab/><text:tab/>neon-toolkit-owl2—AndreasHarth_20100805.pdf</text:p>
      <text:list xml:id="list1506119441" text:style-name="L40">
        <text:list-item>
          <text:p text:style-name="P76">NeOn Project Introduction</text:p>
        </text:list-item>
        <text:list-item>
          <text:p text:style-name="P76">The NeOn Toolkit</text:p>
        </text:list-item>
        <text:list-item>
          <text:p text:style-name="P76">Supported OWL2 Features</text:p>
        </text:list-item>
        <text:list-item>
          <text:p text:style-name="P76">The NeOn Foundation</text:p>
        </text:list-item>
      </text:list>
      <text:p text:style-name="Text_20_body"/>
      <text:p text:style-name="P16"><text:span text:style-name="T1">Publishing OWL ontologies with Presto<text:tab/><text:tab/></text:span><text:span text:style-name="T4">owled2008dc_paper_19.pdf</text:span></text:p>
      <text:list xml:id="list1358173828" text:style-name="L41">
        <text:list-item>
          <text:p text:style-name="P69">Description of Presto, a tool for publishing OWL ontologies in a dynamic manner such that the ontology and all of its entities are web resolvable and queryable</text:p>
        </text:list-item>
        <text:list-item>
          <text:p text:style-name="P69">Demonstration of Presto's value</text:p>
          <text:list>
            <text:list-item>
              <text:p text:style-name="P66">maintaining ontological interoperability</text:p>
            </text:list-item>
            <text:list-item>
              <text:p text:style-name="P66">building new ontologies with terminology defined from queries of other ontologies</text:p>
            </text:list-item>
            <text:list-item>
              <text:p text:style-name="P66">ontology version control (very primitive!)</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Helvetica"/>
      </text:list-level-style-bullet>
      <text:list-level-style-bullet text:level="2" text:style-name="RTF_5f_Num_20_2_20_2" style:num-suffix="." text:bullet-char="⁃">
        <style:list-level-properties text:space-before="1.905cm" text:min-label-width="0.635cm"/>
        <style:text-properties style:font-name="Helvetica"/>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Helvetica"/>
      </text:list-level-style-bullet>
      <text:list-level-style-bullet text:level="2" text:style-name="RTF_5f_Num_20_3_20_2" style:num-suffix="." text:bullet-char="⁃">
        <style:list-level-properties text:space-before="1.905cm" text:min-label-width="0.635cm"/>
        <style:text-properties style:font-name="Helvetica"/>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Helvetic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ggi</meta:initial-creator>
    <dc:date>2011-02-21T16:00:25</dc:date>
    <dc:creator>Jan Novacek</dc:creator>
    <meta:generator>OpenOffice.org/3.2$Unix OpenOffice.org_project/320m18$Build-9502</meta:generator>
    <meta:editing-duration>PT153H28M37S</meta:editing-duration>
    <meta:editing-cycles>218</meta:editing-cycles>
    <meta:document-statistic meta:table-count="0" meta:image-count="0" meta:object-count="0" meta:page-count="1" meta:paragraph-count="263" meta:word-count="2558" meta:character-count="18074"/>
  </office:meta>
</office:document-meta>
</file>